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9999" draw:textarea-horizontal-align="justify" draw:textarea-vertical-align="middle" draw:auto-grow-height="false" fo:min-height="1.122cm" fo:min-width="13.597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eeeeee" draw:textarea-horizontal-align="justify" draw:textarea-vertical-align="middle" draw:auto-grow-height="false" fo:min-height="2.262cm" fo:min-width="3.282cm" fo:padding-top="0.139cm" fo:padding-bottom="0.139cm" fo:padding-left="0.264cm" fo:padding-right="0.264cm" draw:shadow="visible" draw:shadow-offset-x="0.282cm" draw:shadow-offset-y="0.282cm" draw:shadow-color="#666666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299cm" fo:min-width="2.515cm" fo:padding-top="0.142cm" fo:padding-bottom="0.142cm" fo:padding-left="0.267cm" fo:padding-right="0.267cm" draw:shadow="visible" draw:shadow-offset-x="0.282cm" draw:shadow-offset-y="0.282cm"/>
    </style:style>
    <style:style style:name="gr4" style:family="graphic" style:parent-style-name="standard">
      <style:graphic-properties svg:stroke-width="0.106cm" svg:stroke-color="#000000" draw:marker-start-width="0.358cm" draw:marker-end="Symmetric_20_Arrow" draw:marker-end-width="0.358cm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0000" draw:marker-start-width="0.359cm" draw:marker-end="Symmetric_20_Arrow" draw:marker-end-width="0.359cm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304cm" fo:min-width="2.515cm" fo:padding-top="0.142cm" fo:padding-bottom="0.142cm" fo:padding-left="0.267cm" fo:padding-right="0.267cm" draw:shadow="visible" draw:shadow-offset-x="0.282cm" draw:shadow-offset-y="0.282cm"/>
    </style:style>
    <style:style style:name="gr7" style:family="graphic" style:parent-style-name="standard">
      <style:graphic-properties svg:stroke-width="0.106cm" svg:stroke-color="#000000" draw:marker-start-width="0.359cm" draw:marker-end="Symmetric_20_Arrow" draw:marker-end-width="0.359cm" draw:fill-color="#000000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hatch" draw:fill-color="#dde8cb" draw:fill-hatch-name="Black_20_45_20_Degrees_20_Wide" draw:opacity="100%" draw:textarea-horizontal-align="justify" draw:textarea-vertical-align="middle" draw:auto-grow-height="false" fo:min-height="1.094cm" fo:min-width="13.569cm" fo:padding-top="0.139cm" fo:padding-bottom="0.139cm" fo:padding-left="0.264cm" fo:padding-right="0.264cm"/>
    </style:style>
    <style:style style:name="gr9" style:family="graphic" style:parent-style-name="objectwithoutfill">
      <style:graphic-properties svg:stroke-width="0.106cm" svg:stroke-color="#000000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000000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2.256cm" fo:min-width="2.514cm" fo:padding-top="0.142cm" fo:padding-bottom="0.142cm" fo:padding-left="0.267cm" fo:padding-right="0.267cm" draw:shadow="visible" draw:shadow-offset-x="0.282cm" draw:shadow-offset-y="0.282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hatch" draw:fill-color="#dde8cb" draw:fill-hatch-name="Black_20_45_20_Degrees_20_Wide" draw:opacity="38%" draw:textarea-horizontal-align="justify" draw:textarea-vertical-align="middle" draw:auto-grow-height="false" fo:min-height="1.094cm" fo:min-width="13.569cm" fo:padding-top="0.139cm" fo:padding-bottom="0.139cm" fo:padding-left="0.264cm" fo:padding-right="0.264cm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hatch" draw:fill-color="#dde8cb" draw:fill-hatch-name="Black_20_45_20_Degrees_20_Wide" draw:opacity="47%" draw:textarea-horizontal-align="justify" draw:textarea-vertical-align="middle" draw:auto-grow-height="false" fo:min-height="1.094cm" fo:min-width="13.569cm" fo:padding-top="0.139cm" fo:padding-bottom="0.139cm" fo:padding-left="0.264cm" fo:padding-right="0.264cm"/>
    </style:style>
    <style:style style:name="gr14" style:family="graphic" style:parent-style-name="standard">
      <style:graphic-properties svg:stroke-width="0.106cm" svg:stroke-color="#000000" draw:marker-start="Symmetric_20_Arrow" draw:marker-start-width="0.358cm" draw:marker-end="" draw:marker-end-width="0.358cm" draw:textarea-vertical-align="middle" fo:padding-top="0.177cm" fo:padding-bottom="0.177cm" fo:padding-left="0.302cm" fo:padding-right="0.302cm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style:font-name="Source Code Pro1" fo:font-size="18pt" style:font-size-asian="18pt" style:font-size-complex="18pt"/>
    </style:style>
    <style:style style:name="P4" style:family="paragraph">
      <loext:graphic-properties draw:fill="solid" draw:fill-color="#eeeeee"/>
      <style:paragraph-properties fo:text-align="center"/>
      <style:text-properties style:font-name="Source Code Pro1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margin-left="0cm" fo:margin-right="0.051cm" fo:text-align="center" fo:text-indent="0.152cm"/>
    </style:style>
    <style:style style:name="P7" style:family="paragraph">
      <loext:graphic-properties draw:fill="hatch" draw:fill-color="#dde8cb" draw:fill-hatch-name="Black_20_45_20_Degrees_20_Wide" draw:opacity="100%"/>
      <style:paragraph-properties fo:margin-left="0cm" fo:margin-right="0.051cm" fo:text-align="center" fo:text-indent="0.152cm"/>
      <style:text-properties style:font-name="Source Code Pro1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hatch" draw:fill-color="#dde8cb" draw:fill-hatch-name="Black_20_45_20_Degrees_20_Wide" draw:opacity="38%"/>
      <style:paragraph-properties fo:margin-left="0cm" fo:margin-right="0.051cm" fo:text-align="center" fo:text-indent="0.152cm"/>
      <style:text-properties style:font-name="Source Code Pro1"/>
    </style:style>
    <style:style style:name="P10" style:family="paragraph">
      <loext:graphic-properties draw:fill="hatch" draw:fill-color="#dde8cb" draw:fill-hatch-name="Black_20_45_20_Degrees_20_Wide" draw:opacity="47%"/>
      <style:paragraph-properties fo:margin-left="0cm" fo:margin-right="0.051cm" fo:text-align="center" fo:text-indent="0.152cm"/>
      <style:text-properties style:font-name="Source Code Pro1"/>
    </style:style>
    <style:style style:name="T1" style:family="text">
      <style:text-properties style:font-name="Source Code Pro1" fo:font-size="18pt" style:font-size-asian="18pt" style:font-size-complex="18pt"/>
    </style:style>
    <style:style style:name="T2" style:family="text">
      <style:text-properties style:font-name="Source Code Pr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097cm" svg:height="1.372cm" svg:x="1.84cm" svg:y="23.9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81cm" svg:height="2.54cm" svg:x="1.967cm" svg:y="7.48cm">
          <text:p text:style-name="P2"><text:span text:style-name="T1">Internet</text:span></text:p>
          <text:p text:style-name="P2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.048cm" svg:height="2.532cm" svg:x="2.351cm" svg:y="11.333cm">
          <text:p text:style-name="P2"><text:span text:style-name="T2">Segment</text:span></text:p>
          <text:p text:style-name="P2"><text:span text:style-name="T2">I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2" draw:layer="layout" svg:x1="3.886cm" svg:y1="2.552cm" svg:x2="3.872cm" svg:y2="7.48cm" draw:end-shape="id1" draw:end-glue-point="0" svg:d="M3886 2552v2207h-14v2721" svg:viewBox="0 0 15 4929">
          <text:p/>
        </draw:connector>
        <draw:custom-shape draw:style-name="gr2" draw:text-style-name="P3" xml:id="id3" draw:id="id3" draw:layer="layout" svg:width="3.81cm" svg:height="2.54cm" svg:x="6.415cm" svg:y="15.27cm">
          <text:p text:style-name="P2"><text:span text:style-name="T1">Transport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3.872cm" svg:y1="10.02cm" svg:x2="3.875cm" svg:y2="11.333cm" draw:start-shape="id1" draw:start-glue-point="2" draw:end-shape="id2" draw:end-glue-point="5" svg:d="M3872 10020v796h3v517" svg:viewBox="0 0 4 1314">
          <text:p/>
        </draw:connector>
        <draw:connector draw:style-name="gr5" draw:text-style-name="P2" draw:layer="layout" svg:x1="3.875cm" svg:y1="13.865cm" svg:x2="8.32cm" svg:y2="15.27cm" draw:start-shape="id2" draw:start-glue-point="7" draw:end-shape="id3" draw:end-glue-point="0" svg:d="M3875 13865v846h4445v559" svg:viewBox="0 0 4446 1406">
          <text:p/>
        </draw:connector>
        <draw:custom-shape draw:style-name="gr6" draw:text-style-name="P4" xml:id="id4" draw:id="id4" draw:layer="layout" svg:width="3.048cm" svg:height="2.54cm" svg:x="8.99cm" svg:y="19.38cm">
          <text:p text:style-name="P2"><text:span text:style-name="T2">Data</text:span></text:p>
          <text:p text:style-name="P2"><text:span text:style-name="T2">In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4" xml:id="id5" draw:id="id5" draw:layer="layout" svg:width="3.048cm" svg:height="2.54cm" svg:x="5.145cm" svg:y="19.38cm">
          <text:p text:style-name="P2"><text:span text:style-name="T2">Data</text:span></text:p>
          <text:p text:style-name="P2"><text:span text:style-name="T2">Ou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5" draw:layer="layout" svg:x1="8.32cm" svg:y1="17.81cm" svg:x2="10.514cm" svg:y2="19.38cm" draw:start-shape="id3" draw:start-glue-point="2" draw:end-shape="id4" draw:end-glue-point="5" svg:d="M8320 17810v924h2194v646" svg:viewBox="0 0 2195 1571">
          <text:p/>
        </draw:connector>
        <draw:connector draw:style-name="gr7" draw:text-style-name="P5" draw:layer="layout" svg:x1="8.32cm" svg:y1="17.81cm" svg:x2="6.669cm" svg:y2="19.38cm" draw:start-shape="id3" draw:start-glue-point="2" draw:end-shape="id5" draw:end-glue-point="5" svg:d="M8320 17810v924h-1651v646" svg:viewBox="0 0 1652 1571">
          <text:p/>
        </draw:connector>
        <draw:custom-shape draw:style-name="gr8" draw:text-style-name="P7" draw:layer="layout" svg:width="14.097cm" svg:height="1.372cm" svg:x="1.84cm" svg:y="24.017cm">
          <text:p text:style-name="P6"><text:span text:style-name="T2">Interface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3.24cm" svg:y1="23.99cm" svg:x2="3.24cm" svg:y2="16.54cm">
          <text:p/>
        </draw:line>
        <draw:line draw:style-name="gr10" draw:text-style-name="P8" draw:layer="layout" svg:x1="3.24cm" svg:y1="16.54cm" svg:x2="6.415cm" svg:y2="16.54cm">
          <text:p/>
        </draw:line>
        <draw:line draw:style-name="gr10" draw:text-style-name="P8" draw:layer="layout" svg:x1="6.415cm" svg:y1="23.941cm" svg:x2="6.415cm" svg:y2="22.036cm">
          <text:p/>
        </draw:line>
        <draw:line draw:style-name="gr10" draw:text-style-name="P8" draw:layer="layout" svg:x1="10.525cm" svg:y1="22.036cm" svg:x2="10.525cm" svg:y2="24.068cm">
          <text:p/>
        </draw:line>
        <draw:custom-shape draw:style-name="gr6" draw:text-style-name="P4" xml:id="id6" draw:id="id6" draw:layer="layout" svg:width="3.048cm" svg:height="2.54cm" svg:x="12.13cm" svg:y="11.298cm">
          <text:p text:style-name="P2"><text:span text:style-name="T2">Segment</text:span></text:p>
          <text:p text:style-name="P2"><text:span text:style-name="T2">Ou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2" draw:layer="layout" svg:x1="10.225cm" svg:y1="16.54cm" svg:x2="13.654cm" svg:y2="13.838cm" draw:start-shape="id3" draw:start-glue-point="1" draw:end-shape="id6" draw:end-glue-point="7" svg:d="M10225 16540h3429v-2702" svg:viewBox="0 0 3430 2703">
          <text:p/>
        </draw:connector>
        <draw:custom-shape draw:style-name="gr2" draw:text-style-name="P3" xml:id="id7" draw:id="id7" draw:layer="layout" svg:width="3.81cm" svg:height="2.54cm" svg:x="11.749cm" svg:y="7.48cm">
          <text:p text:style-name="P2"><text:span text:style-name="T1">Internet</text:span></text:p>
          <text:p text:style-name="P2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8" draw:id="id8" draw:layer="layout" svg:width="3.048cm" svg:height="2.54cm" draw:transform="rotate (-3.14159265358979) translate (15.178cm 6.283cm)">
          <text:p text:style-name="P2"><text:span text:style-name="T2">Frame</text:span></text:p>
          <text:p text:style-name="P2"><text:span text:style-name="T2">Out</text:span></text:p>
          <draw:enhanced-geometry svg:viewBox="0 0 88 21600" draw:mirror-vertical="tru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2" draw:layer="layout" svg:x1="13.654cm" svg:y1="11.298cm" svg:x2="13.654cm" svg:y2="10.02cm" draw:start-shape="id6" draw:start-glue-point="5" draw:end-shape="id7" draw:end-glue-point="2" svg:d="M13654 11298v-1278" svg:viewBox="0 0 1 1279">
          <text:p/>
        </draw:connector>
        <draw:connector draw:style-name="gr5" draw:text-style-name="P2" draw:layer="layout" svg:x1="13.654cm" svg:y1="7.48cm" svg:x2="13.655cm" svg:y2="6.283cm" draw:start-shape="id7" draw:start-glue-point="0" draw:end-shape="id8" draw:end-glue-point="7" svg:d="M13654 7480v-455h1v-742" svg:viewBox="0 0 2 1198">
          <text:p/>
        </draw:connector>
        <draw:custom-shape draw:style-name="gr1" draw:text-style-name="P1" draw:layer="layout" svg:width="14.097cm" svg:height="1.372cm" svg:x="1.84cm" svg:y="23.99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4.097cm" svg:height="1.372cm" svg:x="1.84cm" svg:y="24.024cm">
          <text:p text:style-name="P6"><text:span text:style-name="T2">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097cm" svg:height="1.372cm" svg:x="1.84cm" svg:y="1.19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4.097cm" svg:height="1.372cm" svg:x="1.84cm" svg:y="1.224cm">
          <text:p text:style-name="P6"><text:span text:style-name="T2">Link Interface</text:span></text:p>
          <draw:enhanced-geometry svg:viewBox="0 0 21600 21600" draw:type="rectangle" draw:enhanced-path="M 0 0 L 21600 0 21600 21600 0 21600 0 0 Z N"/>
        </draw:custom-shape>
        <draw:connector draw:style-name="gr14" draw:text-style-name="P2" draw:layer="layout" svg:x1="13.651cm" svg:y1="2.621cm" svg:x2="13.655cm" svg:y2="3.744cm" draw:end-shape="id8" draw:end-glue-point="5" svg:d="M13651 2621v302h4v821" svg:viewBox="0 0 5 11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8cm" fo:page-height="26.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0T19:49:40.083229256</meta:creation-date>
    <dc:date>2019-08-22T13:11:41.797317488</dc:date>
    <meta:editing-duration>PT49M27S</meta:editing-duration>
    <meta:editing-cycles>12</meta:editing-cycles>
    <meta:generator>LibreOffice/6.2.6.2$Linux_X86_64 LibreOffice_project/20$Build-2</meta:generator>
    <meta:document-statistic meta:object-count="27"/>
  </office:meta>
</office:document-meta>
</file>